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5e9d" officeooo:paragraph-rsid="00045e9d"/>
    </style:style>
    <style:style style:name="P2" style:family="paragraph" style:parent-style-name="Standard">
      <style:paragraph-properties fo:text-align="start" style:justify-single-word="false"/>
      <style:text-properties officeooo:rsid="00045e9d" officeooo:paragraph-rsid="00045e9d"/>
    </style:style>
    <style:style style:name="P3" style:family="paragraph" style:parent-style-name="Standard">
      <style:paragraph-properties fo:text-align="start" style:justify-single-word="false"/>
      <style:text-properties fo:font-style="italic" style:text-underline-style="none" officeooo:rsid="00045e9d" officeooo:paragraph-rsid="00045e9d" style:font-style-asian="italic" style:font-style-complex="italic"/>
    </style:style>
    <style:style style:name="P4" style:family="paragraph" style:parent-style-name="Standard">
      <style:paragraph-properties fo:text-align="start" style:justify-single-word="false"/>
      <style:text-properties fo:font-style="normal" officeooo:rsid="00045e9d" officeooo:paragraph-rsid="00045e9d"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045e9d" officeooo:paragraph-rsid="00045e9d"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061dbb" officeooo:paragraph-rsid="00061dbb" style:font-style-asian="normal" style:font-style-complex="normal"/>
    </style:style>
    <style:style style:name="P7" style:family="paragraph" style:parent-style-name="Standard">
      <style:paragraph-properties fo:text-align="center" style:justify-single-word="false"/>
      <style:text-properties fo:font-style="normal" style:text-underline-style="none" officeooo:rsid="00061dbb" officeooo:paragraph-rsid="00061dbb"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07ddcc" officeooo:paragraph-rsid="0007ddcc"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09cf4e" officeooo:paragraph-rsid="0009cf4e"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0b6e0e" officeooo:paragraph-rsid="000b6e0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0b6e0e" officeooo:paragraph-rsid="000b6e0e"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0cc863" officeooo:paragraph-rsid="000cc863"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0e0fe2" officeooo:paragraph-rsid="000e0fe2" style:font-style-asian="normal" style:font-style-complex="normal"/>
    </style:style>
    <style:style style:name="P14" style:family="paragraph" style:parent-style-name="Standard">
      <style:paragraph-properties fo:text-align="center" style:justify-single-word="false"/>
      <style:text-properties fo:font-style="normal" style:text-underline-style="none" officeooo:rsid="000fadbe" officeooo:paragraph-rsid="000fadbe"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0fadbe" officeooo:paragraph-rsid="000fadbe"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1922d" officeooo:paragraph-rsid="0011922d"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148d08" officeooo:paragraph-rsid="00148d08" style:font-style-asian="normal" style:font-style-complex="normal"/>
    </style:style>
    <style:style style:name="P18" style:family="paragraph" style:parent-style-name="Standard">
      <style:paragraph-properties fo:text-align="center" style:justify-single-word="false"/>
      <style:text-properties fo:font-style="normal" style:text-underline-style="none" officeooo:rsid="00148d08" officeooo:paragraph-rsid="00148d08"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15dbb0" officeooo:paragraph-rsid="0015dbb0" style:font-style-asian="normal" style:font-style-complex="normal"/>
    </style:style>
    <style:style style:name="P20" style:family="paragraph" style:parent-style-name="Standard">
      <style:paragraph-properties fo:text-align="start" style:justify-single-word="false"/>
      <style:text-properties fo:font-style="normal" officeooo:paragraph-rsid="00138e73"/>
    </style:style>
    <style:style style:name="P21" style:family="paragraph" style:parent-style-name="Standard">
      <style:text-properties officeooo:rsid="00138e73" officeooo:paragraph-rsid="00138e73"/>
    </style:style>
    <style:style style:name="P22" style:family="paragraph" style:parent-style-name="Standard">
      <style:text-properties officeooo:rsid="001c1a4a" officeooo:paragraph-rsid="001c1a4a"/>
    </style:style>
    <style:style style:name="P23" style:family="paragraph" style:parent-style-name="Standard">
      <style:text-properties officeooo:rsid="001c481a" officeooo:paragraph-rsid="001c481a"/>
    </style:style>
    <style:style style:name="P24" style:family="paragraph" style:parent-style-name="Standard">
      <style:paragraph-properties fo:text-align="center" style:justify-single-word="false"/>
      <style:text-properties officeooo:rsid="001c92cc" officeooo:paragraph-rsid="001c92cc"/>
    </style:style>
    <style:style style:name="P25" style:family="paragraph" style:parent-style-name="Standard">
      <style:paragraph-properties fo:text-align="start" style:justify-single-word="false"/>
      <style:text-properties officeooo:rsid="001e8e3e" officeooo:paragraph-rsid="001e8e3e"/>
    </style:style>
    <style:style style:name="P26" style:family="paragraph" style:parent-style-name="Standard">
      <style:paragraph-properties fo:text-align="start" style:justify-single-word="false"/>
      <style:text-properties officeooo:rsid="001fff3b" officeooo:paragraph-rsid="001fff3b"/>
    </style:style>
    <style:style style:name="P27" style:family="paragraph" style:parent-style-name="Standard">
      <style:paragraph-properties fo:text-align="center" style:justify-single-word="false"/>
      <style:text-properties officeooo:rsid="001fff3b" officeooo:paragraph-rsid="001fff3b"/>
    </style:style>
    <style:style style:name="P28" style:family="paragraph" style:parent-style-name="Standard">
      <style:paragraph-properties fo:text-align="start" style:justify-single-word="false"/>
      <style:text-properties officeooo:rsid="00202bf3" officeooo:paragraph-rsid="00202bf3"/>
    </style:style>
    <style:style style:name="P29" style:family="paragraph" style:parent-style-name="Standard">
      <style:paragraph-properties fo:text-align="start" style:justify-single-word="false"/>
      <style:text-properties officeooo:rsid="002148ab" officeooo:paragraph-rsid="002148ab"/>
    </style:style>
    <style:style style:name="P30" style:family="paragraph" style:parent-style-name="Standard">
      <style:paragraph-properties fo:text-align="center" style:justify-single-word="false"/>
      <style:text-properties officeooo:rsid="002298e0" officeooo:paragraph-rsid="002298e0"/>
    </style:style>
    <style:style style:name="P31" style:family="paragraph" style:parent-style-name="Standard">
      <style:paragraph-properties fo:text-align="start" style:justify-single-word="false"/>
      <style:text-properties officeooo:rsid="002298e0" officeooo:paragraph-rsid="002298e0"/>
    </style:style>
    <style:style style:name="P32" style:family="paragraph" style:parent-style-name="Standard">
      <style:paragraph-properties fo:text-align="center" style:justify-single-word="false"/>
      <style:text-properties officeooo:rsid="00239c59" officeooo:paragraph-rsid="00239c59"/>
    </style:style>
    <style:style style:name="P33" style:family="paragraph" style:parent-style-name="Standard">
      <style:paragraph-properties fo:text-align="start" style:justify-single-word="false"/>
      <style:text-properties officeooo:rsid="00239c59" officeooo:paragraph-rsid="00239c59"/>
    </style:style>
    <style:style style:name="P34" style:family="paragraph" style:parent-style-name="Standard">
      <style:paragraph-properties fo:text-align="center" style:justify-single-word="false"/>
      <style:text-properties officeooo:rsid="00246d28" officeooo:paragraph-rsid="00246d28"/>
    </style:style>
    <style:style style:name="P35" style:family="paragraph" style:parent-style-name="Standard">
      <style:paragraph-properties fo:text-align="start" style:justify-single-word="false"/>
      <style:text-properties officeooo:rsid="00246d28" officeooo:paragraph-rsid="00246d28"/>
    </style:style>
    <style:style style:name="P36" style:family="paragraph" style:parent-style-name="Standard">
      <style:paragraph-properties fo:text-align="start" style:justify-single-word="false"/>
      <style:text-properties officeooo:rsid="0024d6e2" officeooo:paragraph-rsid="00246d28"/>
    </style:style>
    <style:style style:name="P37" style:family="paragraph" style:parent-style-name="Standard">
      <style:paragraph-properties fo:text-align="start" style:justify-single-word="false"/>
      <style:text-properties officeooo:rsid="0024d6e2" officeooo:paragraph-rsid="0024d6e2"/>
    </style:style>
    <style:style style:name="P38" style:family="paragraph" style:parent-style-name="Standard">
      <style:paragraph-properties fo:text-align="start" style:justify-single-word="false"/>
      <style:text-properties officeooo:rsid="00266bbf" officeooo:paragraph-rsid="00266bbf"/>
    </style:style>
    <style:style style:name="P39" style:family="paragraph" style:parent-style-name="Standard">
      <style:paragraph-properties fo:text-align="center" style:justify-single-word="false"/>
      <style:text-properties officeooo:rsid="00266bbf" officeooo:paragraph-rsid="00266bbf"/>
    </style:style>
    <style:style style:name="P40" style:family="paragraph" style:parent-style-name="Standard">
      <style:paragraph-properties fo:text-align="start" style:justify-single-word="false"/>
      <style:text-properties officeooo:rsid="0028332d" officeooo:paragraph-rsid="0028332d"/>
    </style:style>
    <style:style style:name="P41" style:family="paragraph" style:parent-style-name="Standard">
      <style:paragraph-properties fo:text-align="center" style:justify-single-word="false"/>
      <style:text-properties officeooo:rsid="0028332d" officeooo:paragraph-rsid="0028332d"/>
    </style:style>
    <style:style style:name="P42" style:family="paragraph" style:parent-style-name="Standard">
      <loext:graphic-properties draw:fill="solid" draw:fill-color="#2b2b2b"/>
      <style:paragraph-properties fo:text-align="start" style:justify-single-word="false" fo:background-color="#2b2b2b" fo:padding="0cm" fo:border="none" style:shadow="none"/>
      <style:text-properties officeooo:rsid="001fff3b" officeooo:paragraph-rsid="001fff3b"/>
    </style:style>
    <style:style style:name="P43"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148ab" officeooo:paragraph-rsid="002148ab"/>
    </style:style>
    <style:style style:name="P44"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298e0" officeooo:paragraph-rsid="002298e0"/>
    </style:style>
    <style:style style:name="P45"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39c59" officeooo:paragraph-rsid="00239c59"/>
    </style:style>
    <style:style style:name="P46"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4d6e2" officeooo:paragraph-rsid="00246d28"/>
    </style:style>
    <style:style style:name="P47"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8332d" officeooo:paragraph-rsid="0028332d"/>
    </style:style>
    <style:style style:name="P48" style:family="paragraph" style:parent-style-name="Text_20_body">
      <style:paragraph-properties fo:text-align="center" style:justify-single-word="false"/>
      <style:text-properties officeooo:rsid="001b0607" officeooo:paragraph-rsid="001b0607"/>
    </style:style>
    <style:style style:name="P49" style:family="paragraph" style:parent-style-name="Text_20_body">
      <style:paragraph-properties fo:text-align="start" style:justify-single-word="false"/>
      <style:text-properties officeooo:rsid="001c1a4a" officeooo:paragraph-rsid="001c1a4a"/>
    </style:style>
    <style:style style:name="P50" style:family="paragraph" style:parent-style-name="Standard">
      <style:paragraph-properties fo:text-align="start" style:justify-single-word="false"/>
      <style:text-properties fo:font-weight="normal" officeooo:rsid="002148ab" officeooo:paragraph-rsid="002148ab" style:font-weight-asian="normal" style:font-weight-complex="normal"/>
    </style:style>
    <style:style style:name="P51" style:family="paragraph" style:parent-style-name="Standard">
      <style:text-properties officeooo:paragraph-rsid="002b87aa"/>
    </style:style>
    <style:style style:name="P52" style:family="paragraph" style:parent-style-name="Standard">
      <style:paragraph-properties fo:text-align="center" style:justify-single-word="false"/>
      <style:text-properties officeooo:rsid="0028332d" officeooo:paragraph-rsid="0028332d"/>
    </style:style>
    <style:style style:name="P53" style:family="paragraph" style:parent-style-name="Standard">
      <style:paragraph-properties fo:text-align="start" style:justify-single-word="false"/>
      <style:text-properties officeooo:rsid="0028332d" officeooo:paragraph-rsid="0028332d"/>
    </style:style>
    <style:style style:name="P54" style:family="paragraph" style:parent-style-name="Standard">
      <style:paragraph-properties fo:text-align="center" style:justify-single-word="false"/>
      <style:text-properties officeooo:rsid="002cd6fa" officeooo:paragraph-rsid="002cd6fa"/>
    </style:style>
    <style:style style:name="P55" style:family="paragraph" style:parent-style-name="Standard">
      <style:paragraph-properties fo:text-align="start" style:justify-single-word="false"/>
      <style:text-properties officeooo:rsid="002cd6fa" officeooo:paragraph-rsid="002cd6fa"/>
    </style:style>
    <style:style style:name="P56" style:family="paragraph" style:parent-style-name="Standard">
      <style:paragraph-properties fo:text-align="start" style:justify-single-word="false"/>
      <style:text-properties officeooo:rsid="002e1629" officeooo:paragraph-rsid="002e1629"/>
    </style:style>
    <style:style style:name="P57" style:family="paragraph" style:parent-style-name="Standard">
      <style:paragraph-properties fo:text-align="start" style:justify-single-word="false"/>
      <style:text-properties officeooo:rsid="002e3a82" officeooo:paragraph-rsid="002e3a82"/>
    </style:style>
    <style:style style:name="P58" style:family="paragraph" style:parent-style-name="Standard">
      <style:paragraph-properties fo:text-align="center" style:justify-single-word="false"/>
      <style:text-properties officeooo:rsid="002f0786" officeooo:paragraph-rsid="002f0786"/>
    </style:style>
    <style:style style:name="P59" style:family="paragraph" style:parent-style-name="Standard">
      <style:paragraph-properties fo:text-align="start" style:justify-single-word="false"/>
      <style:text-properties officeooo:rsid="002f0786" officeooo:paragraph-rsid="002f0786"/>
    </style:style>
    <style:style style:name="P60" style:family="paragraph" style:parent-style-name="Standard">
      <style:paragraph-properties fo:text-align="start" style:justify-single-word="false"/>
      <style:text-properties officeooo:paragraph-rsid="002f0786"/>
    </style:style>
    <style:style style:name="P61" style:family="paragraph" style:parent-style-name="Standard">
      <style:paragraph-properties fo:text-align="center" style:justify-single-word="false"/>
      <style:text-properties officeooo:rsid="0031699a" officeooo:paragraph-rsid="0031699a"/>
    </style:style>
    <style:style style:name="P62" style:family="paragraph" style:parent-style-name="Standard">
      <style:paragraph-properties fo:text-align="start" style:justify-single-word="false"/>
      <style:text-properties officeooo:rsid="0031699a" officeooo:paragraph-rsid="0031699a"/>
    </style:style>
    <style:style style:name="P63" style:family="paragraph" style:parent-style-name="Standard">
      <style:paragraph-properties fo:text-align="start" style:justify-single-word="false"/>
      <style:text-properties officeooo:rsid="0034205b" officeooo:paragraph-rsid="0034205b"/>
    </style:style>
    <style:style style:name="P64" style:family="paragraph" style:parent-style-name="Standard">
      <loext:graphic-properties draw:fill="solid" draw:fill-color="#2b2b2b"/>
      <style:paragraph-properties fo:background-color="#2b2b2b" fo:padding="0cm" fo:border="none" style:shadow="none"/>
      <style:text-properties officeooo:paragraph-rsid="002b87aa"/>
    </style:style>
    <style:style style:name="P65"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e1629" officeooo:paragraph-rsid="002e1629"/>
    </style:style>
    <style:style style:name="P66"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e3a82" officeooo:paragraph-rsid="002e3a82"/>
    </style:style>
    <style:style style:name="P67" style:family="paragraph" style:parent-style-name="Standard">
      <loext:graphic-properties draw:fill="solid" draw:fill-color="#2b2b2b"/>
      <style:paragraph-properties fo:text-align="start" style:justify-single-word="false" fo:background-color="#2b2b2b" fo:padding="0cm" fo:border="none" style:shadow="none"/>
      <style:text-properties officeooo:rsid="0031699a" officeooo:paragraph-rsid="0031699a"/>
    </style:style>
    <style:style style:name="T1" style:family="text">
      <style:text-properties fo:font-style="italic" style:font-style-asian="italic" style:font-style-complex="italic"/>
    </style:style>
    <style:style style:name="T2" style:family="text">
      <style:text-properties officeooo:rsid="0009cf4e"/>
    </style:style>
    <style:style style:name="T3" style:family="text">
      <style:text-properties officeooo:rsid="00129a85"/>
    </style:style>
    <style:style style:name="T4" style:family="text">
      <style:text-properties officeooo:rsid="00138e73"/>
    </style:style>
    <style:style style:name="T5" style:family="text">
      <style:text-properties style:text-underline-style="none" officeooo:rsid="000fadbe" style:font-style-asian="normal" style:font-style-complex="normal"/>
    </style:style>
    <style:style style:name="T6" style:family="text">
      <style:text-properties style:text-underline-style="none" officeooo:rsid="00117348" style:font-style-asian="normal" style:font-style-complex="normal"/>
    </style:style>
    <style:style style:name="T7" style:family="text">
      <style:text-properties fo:color="#cc7832" loext:opacity="100%" style:font-name="JetBrains Mono" fo:font-size="10pt" fo:font-style="normal" fo:font-weight="normal" style:font-size-asian="10pt" style:font-style-asian="normal" style:font-weight-asian="normal"/>
    </style:style>
    <style:style style:name="T8" style:family="text">
      <style:text-properties fo:color="#cc7832" loext:opacity="100%" style:font-name="JetBrains Mono" fo:font-size="10pt" fo:font-style="normal" fo:font-weight="normal" officeooo:rsid="001c1a4a" style:font-size-asian="10pt" style:font-style-asian="normal" style:font-weight-asian="normal"/>
    </style:style>
    <style:style style:name="T9" style:family="text">
      <style:text-properties fo:color="#cc7832" loext:opacity="100%" style:font-name="JetBrains Mono" fo:font-size="10pt" fo:font-style="normal" fo:font-weight="normal" style:font-size-asian="10pt" style:font-style-asian="normal" style:font-weight-asian="normal" style:font-weight-complex="normal"/>
    </style:style>
    <style:style style:name="T10" style:family="text">
      <style:text-properties fo:color="#cc7832" loext:opacity="100%" style:font-name="JetBrains Mono" fo:font-size="10pt" fo:font-style="normal" fo:font-weight="normal" style:font-size-asian="10pt" style:font-style-asian="normal" style:font-weight-asian="normal"/>
    </style:style>
    <style:style style:name="T11" style:family="text">
      <style:text-properties fo:color="#ffc66d" loext:opacity="100%" style:font-name="JetBrains Mono" fo:font-size="10pt" fo:font-style="normal" fo:font-weight="normal" style:font-size-asian="10pt" style:font-style-asian="normal" style:font-weight-asian="normal"/>
    </style:style>
    <style:style style:name="T12" style:family="text">
      <style:text-properties fo:color="#ffc66d" loext:opacity="100%" style:font-name="JetBrains Mono" fo:font-size="10pt" fo:font-style="normal" fo:font-weight="normal" style:font-size-asian="10pt" style:font-style-asian="normal" style:font-weight-asian="normal"/>
    </style:style>
    <style:style style:name="T13" style:family="text">
      <style:text-properties fo:color="#a9b7c6" loext:opacity="100%" style:font-name="JetBrains Mono" fo:font-size="10pt" fo:font-style="normal" fo:font-weight="normal" style:font-size-asian="10pt" style:font-style-asian="normal" style:font-weight-asian="normal"/>
    </style:style>
    <style:style style:name="T14" style:family="text">
      <style:text-properties fo:color="#a9b7c6" loext:opacity="100%" style:font-name="JetBrains Mono" fo:font-size="10pt" fo:font-style="normal" fo:font-weight="normal" style:font-size-asian="10pt" style:font-style-asian="normal" style:font-weight-asian="normal"/>
    </style:style>
    <style:style style:name="T15" style:family="text">
      <style:text-properties fo:color="#a9b7c6" loext:opacity="100%" style:font-name="JetBrains Mono" fo:font-size="10pt" fo:font-style="normal" style:text-underline-style="none" fo:font-weight="normal" officeooo:rsid="002b87aa" style:font-size-asian="10pt" style:font-style-asian="normal" style:font-weight-asian="normal" style:font-style-complex="normal"/>
    </style:style>
    <style:style style:name="T16" style:family="text">
      <style:text-properties fo:color="#a9b7c6" loext:opacity="100%" style:font-name="0" fo:font-size="10pt" style:font-size-asian="10pt"/>
    </style:style>
    <style:style style:name="T17" style:family="text">
      <style:text-properties fo:color="#afbf7e" loext:opacity="100%" style:font-name="JetBrains Mono" fo:font-size="10pt" fo:font-style="normal" fo:font-weight="normal" style:font-size-asian="10pt" style:font-style-asian="normal" style:font-weight-asian="normal"/>
    </style:style>
    <style:style style:name="T18" style:family="text">
      <style:text-properties fo:color="#afbf7e" loext:opacity="100%" style:font-name="JetBrains Mono" fo:font-size="10pt" fo:font-style="normal" fo:font-weight="normal" style:font-size-asian="10pt" style:font-style-asian="normal" style:font-weight-asian="normal"/>
    </style:style>
    <style:style style:name="T19" style:family="text">
      <style:text-properties fo:color="#b09d79" loext:opacity="100%" style:font-name="JetBrains Mono" fo:font-size="10pt" fo:font-style="normal" fo:font-weight="normal" style:font-size-asian="10pt" style:font-style-asian="normal" style:font-weight-asian="normal"/>
    </style:style>
    <style:style style:name="T20" style:family="text">
      <style:text-properties fo:color="#b09d79" loext:opacity="100%" style:font-name="JetBrains Mono" fo:font-size="10pt" fo:font-style="normal" fo:font-weight="normal" style:font-size-asian="10pt" style:font-style-asian="normal" style:font-weight-asian="normal"/>
    </style:style>
    <style:style style:name="T21" style:family="text">
      <style:text-properties fo:color="#6a8759" loext:opacity="100%" style:font-name="JetBrains Mono" fo:font-size="10pt" fo:font-style="normal" fo:font-weight="normal" style:font-size-asian="10pt" style:font-style-asian="normal" style:font-weight-asian="normal"/>
    </style:style>
    <style:style style:name="T22" style:family="text">
      <style:text-properties fo:color="#6a8759" loext:opacity="100%" style:font-name="JetBrains Mono" fo:font-size="10pt" fo:font-style="normal" fo:font-weight="normal" style:font-size-asian="10pt" style:font-style-asian="normal" style:font-weight-asian="normal"/>
    </style:style>
    <style:style style:name="T23" style:family="text">
      <style:text-properties fo:color="#6897bb" loext:opacity="100%" style:font-name="JetBrains Mono" fo:font-size="10pt" fo:font-style="normal" fo:font-weight="normal" style:font-size-asian="10pt" style:font-style-asian="normal" style:font-weight-asian="normal"/>
    </style:style>
    <style:style style:name="T24" style:family="text">
      <style:text-properties fo:color="#6897bb" loext:opacity="100%" style:font-name="JetBrains Mono" fo:font-size="10pt" fo:font-style="normal" fo:font-weight="normal" style:font-size-asian="10pt" style:font-style-asian="normal" style:font-weight-asian="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298e0" style:font-weight-asian="normal" style:font-weight-complex="normal"/>
    </style:style>
    <style:style style:name="T28" style:family="text">
      <style:text-properties officeooo:rsid="00234813"/>
    </style:style>
    <style:style style:name="T29" style:family="text">
      <style:text-properties officeooo:rsid="00234825"/>
    </style:style>
    <style:style style:name="T30" style:family="text">
      <style:text-properties fo:color="#7dbda2" loext:opacity="100%" style:font-name="JetBrains Mono" fo:font-size="10pt" fo:font-style="normal" fo:font-weight="normal" style:font-size-asian="10pt" style:font-style-asian="normal" style:font-weight-asian="normal"/>
    </style:style>
    <style:style style:name="T31" style:family="text">
      <style:text-properties fo:color="#9876aa" loext:opacity="100%" style:font-name="JetBrains Mono" fo:font-size="10pt" fo:font-style="italic" fo:font-weight="normal" style:font-size-asian="10pt" style:font-style-asian="italic" style:font-weight-asian="normal"/>
    </style:style>
    <style:style style:name="T32" style:family="text">
      <style:text-properties fo:color="#9876aa" loext:opacity="100%" style:font-name="JetBrains Mono" fo:font-size="10pt" fo:font-style="italic" fo:font-weight="normal" style:font-size-asian="10pt" style:font-style-asian="italic" style:font-weight-asian="normal"/>
    </style:style>
    <style:style style:name="T33" style:family="text">
      <style:text-properties officeooo:rsid="00266bbf"/>
    </style:style>
    <style:style style:name="T34" style:family="text">
      <style:text-properties officeooo:rsid="0028332d"/>
    </style:style>
    <style:style style:name="T35" style:family="text">
      <style:text-properties officeooo:rsid="0029f1f3"/>
    </style:style>
    <style:style style:name="T36" style:family="text">
      <style:text-properties officeooo:rsid="002b87aa"/>
    </style:style>
    <style:style style:name="T37" style:family="text">
      <style:text-properties fo:font-style="normal" style:text-underline-style="none" officeooo:rsid="002b87aa" style:font-style-asian="normal" style:font-style-complex="normal"/>
    </style:style>
    <style:style style:name="T38" style:family="text">
      <style:text-properties officeooo:rsid="002f0786"/>
    </style:style>
    <style:style style:name="T39" style:family="text">
      <style:text-properties officeooo:rsid="00302b52"/>
    </style:style>
    <style:style style:name="T40" style:family="text">
      <style:text-properties officeooo:rsid="0035d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lang Doc</text:p>
      <text:p text:style-name="P1"/>
      <text:p text:style-name="P2">package main – Informa que o nosso programa vai ser o principal pacote da aplicação. </text:p>
      <text:p text:style-name="P2"/>
      <text:p text:style-name="P2">Func main - <text:s/>Informa que vai ser a função principal da aplicação. </text:p>
      <text:p text:style-name="P2"/>
      <text:p text:style-name="P2">Import – Utilizado para fazer a importação da pacotes externos. </text:p>
      <text:p text:style-name="P2"/>
      <text:p text:style-name="P2">Exemplos: <text:line-break/><text:line-break/><text:span text:style-name="T1">import “fmt” </text:span></text:p>
      <text:p text:style-name="P2"/>
      <text:p text:style-name="P4">Para utilizar as funções do pacote podemos utilizar a seguinte seguimento:<text:line-break/><text:line-break/>nomePacote.funçãoDesejada </text:p>
      <text:p text:style-name="P4"/>
      <text:p text:style-name="P4">fmt.Println()</text:p>
      <text:p text:style-name="P4"/>
      <text:p text:style-name="P4">Obs: A primeira letra após a chamada da função externa é SEMPRE maiuscula. Assim conseguimos vê que ela vem de um pacote externo. </text:p>
      <text:p text:style-name="P4"/>
      <text:p text:style-name="P4">Para fazer o build do programa, utilizamos a seguinte linha: <text:line-break/></text:p>
      <text:p text:style-name="P3">go build hello.go ( ou o nome da função main)</text:p>
      <text:p text:style-name="P3"/>
      <text:p text:style-name="P5">Se não tiver nenhum erro na aplicação, vai gerar um arquivo executavel, que podemos inicializar utilizando do seguinte comando: </text:p>
      <text:p text:style-name="P5"/>
      <text:p text:style-name="P5">./nomeDOprograma</text:p>
      <text:p text:style-name="P5"/>
      <text:p text:style-name="P6">Podemos utilizar também o comando: </text:p>
      <text:p text:style-name="P6"/>
      <text:p text:style-name="P6">go run nomedoprograma.go</text:p>
      <text:p text:style-name="P6"/>
      <text:p text:style-name="P6">Assim, ele vai buildar e executar logo em seguida, caso o programa não apresente nenhum erro. </text:p>
      <text:p text:style-name="P6"/>
      <text:p text:style-name="P7">Convenções da Linguagem GO</text:p>
      <text:p text:style-name="P6"/>
      <text:p text:style-name="P6">Go não utiliza do ‘;’ </text:p>
      <text:p text:style-name="P6"/>
      <text:p text:style-name="P6">Go deve colocar as chaves do lado da função: <text:s/>() {} </text:p>
      <text:p text:style-name="P6"><text:line-break/><text:span text:style-name="T2">Para manter o codigo limpo, sempre deve-se utilizar as variaveis.</text:span></text:p>
      <text:p text:style-name="P6"/>
      <text:p text:style-name="P6"/>
      <text:p text:style-name="P6"/>
      <text:p text:style-name="P6"/>
      <text:p text:style-name="P6"/>
      <text:p text:style-name="P6"/>
      <text:p text:style-name="P6"/>
      <text:p text:style-name="P6"/>
      <text:p text:style-name="P6"/>
      <text:p text:style-name="P6"><text:soft-page-break/></text:p>
      <text:p text:style-name="P7">Variaveis em GO</text:p>
      <text:p text:style-name="P7"/>
      <text:p text:style-name="P7"/>
      <text:p text:style-name="P6"/>
      <text:p text:style-name="P8">String - Letras e caracteres</text:p>
      <text:p text:style-name="P8"/>
      <text:p text:style-name="P8">float 32/64 – Indica a quantidade de numerais.</text:p>
      <text:p text:style-name="P8"/>
      <text:p text:style-name="P9">Int – Significa a passagem de um numero inteiro.</text:p>
      <text:p text:style-name="P9"/>
      <text:p text:style-name="P10">Inferência de Tipos</text:p>
      <text:p text:style-name="P11"/>
      <text:p text:style-name="P11">Você não precisa sempre informar os tipos das variaveis. O mesmo consegue entender qual o tipo/nome da variavel. </text:p>
      <text:p text:style-name="P11"/>
      <text:p text:style-name="P12">Podemos utilizar o pacote reflect, para descobrir qual o tipo da variavel. </text:p>
      <text:p text:style-name="P12"/>
      <text:p text:style-name="P12">Import “reflect”</text:p>
      <text:p text:style-name="P12"/>
      <text:p text:style-name="P12">Para utilizar podemos aplicar a seguinte linha: </text:p>
      <text:p text:style-name="P12"/>
      <text:p text:style-name="P12">reflect.TypeOf(variavel)</text:p>
      <text:p text:style-name="P12"/>
      <text:p text:style-name="P13">Não precisamos falar que estamos criando uma variavel no inicio dela, podemos apenas passar o :=, e assim o programa entender que estamos fazer a atribuição de uma variavel: </text:p>
      <text:p text:style-name="P13"/>
      <text:p text:style-name="P13">version := 1.9.1;</text:p>
      <text:p text:style-name="P13">ou</text:p>
      <text:p text:style-name="P13">version float64 := 1.2.4</text:p>
      <text:p text:style-name="P11"><text:s/></text:p>
      <text:p text:style-name="P11"/>
      <text:p text:style-name="P14">Iniciando a aplicação</text:p>
      <text:p text:style-name="P15"/>
      <text:p text:style-name="P15">Para conseguir pegar o que o usuario está digitando, podemos utilizar a seguinte função:</text:p>
      <text:p text:style-name="P15"/>
      <text:p text:style-name="P20"><text:span text:style-name="T5">ftm.</text:span><text:span text:style-name="T6">S</text:span><text:span text:style-name="T5">c</text:span><text:span text:style-name="T6">anf</text:span><text:span text:style-name="T5">(), assim vamos capturar o que o cliente/user digitou e utilizar posteriormente.</text:span></text:p>
      <text:p text:style-name="Standard">Ela recebe como argumento um modificador e um ponteiro para a variável que guardará a entrada do usuário.</text:p>
      <text:p text:style-name="P15"/>
      <text:p text:style-name="P16">Utilizamos o sinal de “%d” para indicar que estamos esperando um inteiro.</text:p>
      <text:p text:style-name="P16"/>
      <text:p text:style-name="P16">&amp;variavel, <text:span text:style-name="T3">indica que é o endereço da variavel que eu quero salvar o resultado. </text:span></text:p>
      <text:p text:style-name="P16"/>
      <text:p text:style-name="Standard">fmt.Scanf("%d", &amp;comand). </text:p>
      <text:p text:style-name="Standard"/>
      <text:p text:style-name="P21">Obs: com a atualização da linguagem, podemos apenas utilizar o comando: </text:p>
      <text:p text:style-name="P21"/>
      <text:p text:style-name="P21">fmt.scan(&amp;variavel)</text:p>
      <text:p text:style-name="P16"><text:line-break/><text:span text:style-name="T4">Assim o programa, vai conseguir apresentar o mesmo resultado, mas com um utilização menor de linhas. </text:span></text:p>
      <text:p text:style-name="P16"><text:soft-page-break/></text:p>
      <text:p text:style-name="P18">If no Go</text:p>
      <text:p text:style-name="P17"/>
      <text:p text:style-name="P17">Não utiliza-se de () no Go, então fica: if a == 56…</text:p>
      <text:p text:style-name="P17"/>
      <text:p text:style-name="P17">No Go precisa retornar algo que é Booleano. </text:p>
      <text:p text:style-name="P17"/>
      <text:p text:style-name="P17">Ex: </text:p>
      <text:p text:style-name="P17"/>
      <text:p text:style-name="Standard">if comand == 1 {</text:p>
      <text:p text:style-name="Standard">fmt.Println("Monitorando... ")</text:p>
      <text:p text:style-name="Standard"/>
      <text:p text:style-name="Standard">} else if comand == 2 {</text:p>
      <text:p text:style-name="Standard">fmt.Println("Exibindo logs... ")</text:p>
      <text:p text:style-name="Standard">} else if comand == 0 {</text:p>
      <text:p text:style-name="Standard">fmt.Println("Thau! Até mais! ")</text:p>
      <text:p text:style-name="Standard">} else {</text:p>
      <text:p text:style-name="Standard">fmt.Println("Desconheço esse comando.")</text:p>
      <text:p text:style-name="Standard">}</text:p>
      <text:p text:style-name="P17"/>
      <text:p text:style-name="P18">Switch no Go</text:p>
      <text:p text:style-name="P17"/>
      <text:p text:style-name="P19">Abaixo, segue um exemplo simples de switch para que tenhamos mais opções de exibir resultados.</text:p>
      <text:p text:style-name="P19"/>
      <text:p text:style-name="Standard">switch comand {</text:p>
      <text:p text:style-name="Standard">case 1:</text:p>
      <text:p text:style-name="Standard">fmt.Println("Monitorando... ")</text:p>
      <text:p text:style-name="Standard">case 2:</text:p>
      <text:p text:style-name="Standard">fmt.Println("Exibindo logs... ")</text:p>
      <text:p text:style-name="Standard">case 0:</text:p>
      <text:p text:style-name="Standard">fmt.Println("Thau! Até mais! ")</text:p>
      <text:p text:style-name="Standard"/>
      <text:p text:style-name="Standard">default:</text:p>
      <text:p text:style-name="Standard">fmt.Println("Desconheço esse comando.")</text:p>
      <text:p text:style-name="Standard">}</text:p>
      <text:p text:style-name="Standard"/>
      <text:h text:style-name="Heading_20_2" text:outline-level="2">Sobre o break, não precisamos colocar, onde ele cair, ele vai para a execução. </text:h>
      <text:p text:style-name="Text_20_body"/>
      <text:p text:style-name="P48">Funções em Go</text:p>
      <text:p text:style-name="P49">Podemos criar funções com retorno e sem retorno, como em qualquer outra linguagem de programação. Exemplos:</text:p>
      <text:p text:style-name="P49"/>
      <text:p text:style-name="Standard"><text:span text:style-name="T8">f</text:span>unc readcomand() int {<text:line-break/><text:line-break/><text:tab/>var comand int<text:line-break/><text:line-break/><text:tab/>fmt.Scanf("%d", &amp;comand)<text:line-break/><text:soft-page-break/><text:line-break/><text:tab/>return comand<text:line-break/>}</text:p>
      <text:p text:style-name="Standard"/>
      <text:p text:style-name="P22">Sendo que passamos quem vai ser retornado e para receber esse dado mais acima podemos utilizar:</text:p>
      <text:p text:style-name="P22"/>
      <text:p text:style-name="Standard">comand := readcomand()</text:p>
      <text:p text:style-name="P22"><text:s/></text:p>
      <text:p text:style-name="P23">Assim, vamos receber os dados de uma forma tranquila e poodemos utilizar posteriormente. <text:line-break/><text:line-break/>Uma função sem retorno, fica da seguinte forma:</text:p>
      <text:p text:style-name="P23"/>
      <text:p text:style-name="Standard">func readcomand() int {<text:line-break/><text:line-break/><text:tab/>var comand int<text:line-break/><text:line-break/><text:tab/>fmt.Scanf("%d", &amp;comand)<text:line-break/><text:line-break/><text:tab/>return comand<text:line-break/>}</text:p>
      <text:p text:style-name="Standard"/>
      <text:p text:style-name="P24">Inciando <text:s/>Monitoramento</text:p>
      <text:p text:style-name="P25"/>
      <text:p text:style-name="P25">Para o monitoramento do site, vai se utilizar de um pacote chamado:</text:p>
      <text:p text:style-name="P25"/>
      <text:p text:style-name="Standard">import "net/http"</text:p>
      <text:p text:style-name="P25"/>
      <text:p text:style-name="P25">O mesmo, vai servir para acessar sites externos e outras questões da web. </text:p>
      <text:p text:style-name="P25"/>
      <text:p text:style-name="P26">Para acessar podemos chamar da seguinte forma: </text:p>
      <text:p text:style-name="P26"/>
      <text:p text:style-name="P26">response := http.Get(site)</text:p>
      <text:p text:style-name="P26"/>
      <text:p text:style-name="P29">O mesmo vai trazer um requisição muito grade, com as informações de como está o site. Mas como não precisamos de todas as informações multiplas trazidas, podemos passar o o sinal de ‘_’, e logo em seguida passar a seguinte instrução: </text:p>
      <text:p text:style-name="P29"/>
      <text:p text:style-name="P43"><text:span text:style-name="T7">if </text:span><text:span text:style-name="T13">response.StatusCode == </text:span><text:span text:style-name="T23">200 </text:span><text:span text:style-name="T13">{</text:span><text:line-break/><text:span text:style-name="T13"><text:tab/></text:span><text:span text:style-name="T17">fmt</text:span><text:span text:style-name="T13">.</text:span><text:span text:style-name="T19">Println</text:span><text:span text:style-name="T13">(</text:span><text:span text:style-name="T21">"Site:"</text:span><text:span text:style-name="T7">, </text:span><text:span text:style-name="T13">site</text:span><text:span text:style-name="T7">, </text:span><text:span text:style-name="T21">"Foi carregado com sucesso."</text:span><text:span text:style-name="T13">)</text:span><text:line-break/><text:span text:style-name="T13">} </text:span><text:span text:style-name="T7">else </text:span><text:span text:style-name="T13">{</text:span><text:line-break/><text:span text:style-name="T13"><text:tab/></text:span><text:span text:style-name="T17">fmt</text:span><text:span text:style-name="T13">.</text:span><text:span text:style-name="T19">Println</text:span><text:span text:style-name="T13">(</text:span><text:span text:style-name="T21">"Site:"</text:span><text:span text:style-name="T7">, </text:span><text:span text:style-name="T13">site</text:span><text:span text:style-name="T7">, </text:span><text:span text:style-name="T21">"está com problemas. Status code:"</text:span><text:span text:style-name="T7">, </text:span><text:span text:style-name="T13">response.StatusCode)</text:span><text:line-break/><text:span text:style-name="T13">}</text:span></text:p>
      <text:p text:style-name="P29"><text:line-break/><text:line-break/>Para que a aplicação pegue a informação do StatusCode e a partir dessa informações vamos gerando logs, para que o sistema informe como está funcionando o site. <text:line-break/><text:line-break/>Para que a aplicação rode em loop, podemos utilizar o <text:span text:style-name="T25">for</text:span><text:span text:style-name="T26">, no Go, não temos While, então devemos utilizar o </text:span><text:span text:style-name="T25">for,</text:span><text:span text:style-name="T26"> da seguinte forma: </text:span></text:p>
      <text:p text:style-name="P50"/>
      <text:p text:style-name="P43"><text:span text:style-name="T9">for </text:span><text:span text:style-name="T13">{</text:span><text:line-break/><text:span text:style-name="T13"><text:tab/></text:span><text:span text:style-name="T19">showmenu</text:span><text:span text:style-name="T13">()</text:span><text:line-break/><text:line-break/><text:span text:style-name="T13"><text:tab/>comand := </text:span><text:span text:style-name="T19">readcomand</text:span><text:span text:style-name="T13">()</text:span><text:line-break/><text:soft-page-break/><text:line-break/><text:span text:style-name="T13"><text:tab/></text:span><text:span text:style-name="T7">switch </text:span><text:span text:style-name="T13">comand {</text:span><text:line-break/><text:span text:style-name="T13"><text:tab/></text:span><text:span text:style-name="T7">case </text:span><text:span text:style-name="T23">1</text:span><text:span text:style-name="T13">:</text:span><text:line-break/><text:span text:style-name="T13"><text:tab/><text:tab/></text:span><text:span text:style-name="T19">startmonitor</text:span><text:span text:style-name="T13">()</text:span><text:line-break/><text:span text:style-name="T13"><text:tab/></text:span><text:span text:style-name="T7">case </text:span><text:span text:style-name="T23">2</text:span><text:span text:style-name="T13">:</text:span><text:line-break/><text:span text:style-name="T13"><text:tab/><text:tab/></text:span><text:span text:style-name="T17">fmt</text:span><text:span text:style-name="T13">.</text:span><text:span text:style-name="T19">Println</text:span><text:span text:style-name="T13">(</text:span><text:span text:style-name="T21">"Exibindo logs... "</text:span><text:span text:style-name="T13">)</text:span><text:line-break/><text:span text:style-name="T13"><text:tab/></text:span><text:span text:style-name="T7">case </text:span><text:span text:style-name="T23">0</text:span><text:span text:style-name="T13">:</text:span><text:line-break/><text:span text:style-name="T13"><text:tab/><text:tab/></text:span><text:span text:style-name="T17">fmt</text:span><text:span text:style-name="T13">.</text:span><text:span text:style-name="T19">Println</text:span><text:span text:style-name="T13">(</text:span><text:span text:style-name="T21">"Thau! Até mais! "</text:span><text:span text:style-name="T13">)</text:span><text:line-break/><text:span text:style-name="T13"><text:tab/><text:tab/></text:span><text:span text:style-name="T17">os</text:span><text:span text:style-name="T13">.</text:span><text:span text:style-name="T19">Exit</text:span><text:span text:style-name="T13">(</text:span><text:span text:style-name="T23">0</text:span><text:span text:style-name="T13">)</text:span><text:line-break/><text:line-break/><text:span text:style-name="T13"><text:tab/></text:span><text:span text:style-name="T7">default</text:span><text:span text:style-name="T13">:</text:span><text:line-break/><text:span text:style-name="T13"><text:tab/><text:tab/></text:span><text:span text:style-name="T17">fmt</text:span><text:span text:style-name="T13">.</text:span><text:span text:style-name="T19">Println</text:span><text:span text:style-name="T13">(</text:span><text:span text:style-name="T21">"Desconheço esse comando."</text:span><text:span text:style-name="T13">)</text:span><text:line-break/><text:span text:style-name="T13"><text:tab/><text:tab/></text:span><text:span text:style-name="T17">os</text:span><text:span text:style-name="T13">.</text:span><text:span text:style-name="T19">Exit</text:span><text:span text:style-name="T13">(-</text:span><text:span text:style-name="T23">1</text:span><text:span text:style-name="T13">)</text:span><text:line-break/><text:line-break/><text:span text:style-name="T13"><text:tab/>}</text:span><text:line-break/><text:span text:style-name="T13">}</text:span></text:p>
      <text:p text:style-name="P29"><text:span text:style-name="T26"><text:line-break/><text:line-break/>Engolabando toda essa parte da aplicação, para que a mesma fique em um loop, não precisamos passar nada para o for, ele vai conseguir rodar sozinho das informações, </text:span><text:span text:style-name="T27">isso acontece por que o for, entende que não é passado nenhuma informação ao mesmo ele deve rodar de forma consecultiva.</text:span></text:p>
      <text:p text:style-name="P26"/>
      <text:p text:style-name="P26"/>
      <text:p text:style-name="P27">Funções com multiplos retornos</text:p>
      <text:p text:style-name="P26"/>
      <text:p text:style-name="P26">O Go, permite o retorno de funções com multiplos parametros, assim, atraves de uma única função conseguimos retornar mais um dado.</text:p>
      <text:p text:style-name="P26"/>
      <text:p text:style-name="P26">Ex: </text:p>
      <text:p text:style-name="P26"/>
      <text:p text:style-name="P42"><text:span text:style-name="T7">func </text:span><text:span text:style-name="T11">IdadeNome</text:span><text:span text:style-name="T13">() (</text:span><text:span text:style-name="T7">string, int</text:span><text:span text:style-name="T13">) {</text:span><text:line-break/><text:line-break/><text:span text:style-name="T13"><text:tab/>nome := </text:span><text:span text:style-name="T21">"Thailan"</text:span><text:line-break/><text:span text:style-name="T21"><text:tab/></text:span><text:span text:style-name="T13">ida := </text:span><text:span text:style-name="T23">21</text:span><text:line-break/><text:line-break/><text:span text:style-name="T23"><text:tab/></text:span><text:span text:style-name="T7">return </text:span><text:span text:style-name="T13">nome</text:span><text:span text:style-name="T7">, </text:span><text:span text:style-name="T13">ida</text:span><text:line-break/><text:line-break/><text:span text:style-name="T13">}</text:span></text:p>
      <text:p text:style-name="P26"/>
      <text:p text:style-name="P26">Assim, informados que vai ter 2 parametros a ser enviado.</text:p>
      <text:p text:style-name="P26">Obs: lembrar que ao retornar 2 parametros o tipo deles vai dentro de uma variavel. </text:p>
      <text:p text:style-name="P26"/>
      <text:p text:style-name="P26">Para receber esses dados posteriormente podemos reclarar 2 variaveis seguidas, assim facilitando o recebimento desse codigo: </text:p>
      <text:p text:style-name="P26"/>
      <text:p text:style-name="P42"><text:span text:style-name="T13">nome</text:span><text:span text:style-name="T7">, </text:span><text:span text:style-name="T13">idade := </text:span><text:span text:style-name="T19">IdadeNome</text:span><text:span text:style-name="T13">()</text:span><text:line-break/><text:line-break/><text:span text:style-name="T17">fmt</text:span><text:span text:style-name="T13">.</text:span><text:span text:style-name="T19">Println</text:span><text:span text:style-name="T13">(nome</text:span><text:span text:style-name="T7">, </text:span><text:span text:style-name="T13">idade)</text:span></text:p>
      <text:p text:style-name="P26"/>
      <text:p text:style-name="P26"><text:line-break/>E depois exibir as mesma, como mostra o código acima. </text:p>
      <text:p text:style-name="P26"/>
      <text:p text:style-name="P28">Para ignorar o recebimento de uma das variaveis, dev-se utilizar o operador “_”, assim o código vai entender que você não deseja receber a variavel anterior que vem junto na resposta. </text:p>
      <text:p text:style-name="P28"/>
      <text:p text:style-name="P28"><text:soft-page-break/></text:p>
      <text:p text:style-name="P30">Arrays em Go</text:p>
      <text:p text:style-name="P30"/>
      <text:p text:style-name="P31">No go, os Arrays tem desvantagens que é ter que informar o tamanho do array, então trabalhamos com Slices.</text:p>
      <text:p text:style-name="P31"/>
      <text:p text:style-name="P30">Slices em Go</text:p>
      <text:p text:style-name="P30"/>
      <text:p text:style-name="P31">Os Slices trabalham em cima do array. <text:span text:style-name="T28">Da seguinte forma: </text:span></text:p>
      <text:p text:style-name="P31"/>
      <text:p text:style-name="P44"><text:span text:style-name="T13">sites := []</text:span><text:span text:style-name="T7">string</text:span><text:span text:style-name="T13">{</text:span><text:line-break/><text:span text:style-name="T13"><text:tab/></text:span><text:span text:style-name="T21">"https://random-status-code.herokuapp.com/"</text:span><text:span text:style-name="T7">,</text:span><text:line-break/><text:span text:style-name="T7"><text:tab/></text:span><text:span text:style-name="T21">"https://www.alura.com.br/"</text:span><text:span text:style-name="T7">, </text:span><text:span text:style-name="T21">"https://www.github.com.br"</text:span><text:span text:style-name="T7">, </text:span><text:span text:style-name="T21">"https://random-status-code.herokuapp.com/"</text:span><text:span text:style-name="T13">}</text:span></text:p>
      <text:p text:style-name="P31"><text:line-break/><text:span text:style-name="T29">Com sua declaração, não precisando de ter um numero exato de dados, como é no array. Mas funciona da mesma forma que um array. </text:span></text:p>
      <text:p text:style-name="P31"/>
      <text:p text:style-name="P32">For no GO</text:p>
      <text:p text:style-name="P33"/>
      <text:p text:style-name="P33">No go, podemos escrever uma função For no seu formato padrão: </text:p>
      <text:p text:style-name="P33"/>
      <text:p text:style-name="P45"><text:line-break/><text:span text:style-name="T7">for </text:span><text:span text:style-name="T13">i := </text:span><text:span text:style-name="T23">0</text:span><text:span text:style-name="T7">; </text:span><text:span text:style-name="T13">i &lt; </text:span><text:span text:style-name="T7">len</text:span><text:span text:style-name="T13">(sites)</text:span><text:span text:style-name="T7">; </text:span><text:span text:style-name="T13">i++ {</text:span><text:line-break/><text:span text:style-name="T13"><text:tab/></text:span><text:span text:style-name="T17">fmt</text:span><text:span text:style-name="T13">.</text:span><text:span text:style-name="T19">Println</text:span><text:span text:style-name="T13">(sites[i])</text:span><text:line-break/><text:span text:style-name="T13">}</text:span></text:p>
      <text:p text:style-name="P33"><text:line-break/><text:line-break/>Que o mesmo vai nos trazer todas as informações que vem dentro do array, ou podemos escrever de uma forma mais simples: </text:p>
      <text:p text:style-name="P33"/>
      <text:p text:style-name="P45"><text:span text:style-name="T7">for </text:span><text:span text:style-name="T13">i</text:span><text:span text:style-name="T7">, </text:span><text:span text:style-name="T13">site := </text:span><text:span text:style-name="T7">range </text:span><text:span text:style-name="T13">sites {</text:span><text:line-break/><text:span text:style-name="T13"><text:tab/></text:span><text:span text:style-name="T17">fmt</text:span><text:span text:style-name="T13">.</text:span><text:span text:style-name="T19">Println</text:span><text:span text:style-name="T13">(</text:span><text:span text:style-name="T21">"To na posição"</text:span><text:span text:style-name="T7">, </text:span><text:span text:style-name="T13">i</text:span><text:span text:style-name="T7">, </text:span><text:span text:style-name="T21">"do slice, posição: "</text:span><text:span text:style-name="T7">, </text:span><text:span text:style-name="T13">site)</text:span><text:line-break/><text:span text:style-name="T13">}</text:span></text:p>
      <text:p text:style-name="P33"><text:line-break/>Utilizando o range ele pega todas as informações de dentro do array e passar um a uma, facilitando na hora de recolher esses dados depoi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4">Packages <text:s/>Time</text:p>
      <text:p text:style-name="P34"/>
      <text:p text:style-name="P35">O package time, nós permite acessar tempos no GO, assim conseguimos por exemplo dizer de quanto em quanto tempo querendo que um loop se repita, assim conseguimos ter em uma certa faixa de tempo a inicialização do programa e o tempo de compilação de cada um. </text:p>
      <text:p text:style-name="P36"/>
      <text:p text:style-name="P46"><text:line-break/><text:span text:style-name="T16"><text:tab/></text:span><text:span text:style-name="T7">for </text:span><text:span text:style-name="T13">i := </text:span><text:span text:style-name="T23">0</text:span><text:span text:style-name="T7">; </text:span><text:span text:style-name="T13">i &lt; </text:span><text:span text:style-name="T23">5</text:span><text:span text:style-name="T7">; </text:span><text:span text:style-name="T13">i++ {</text:span><text:line-break/><text:line-break/><text:span text:style-name="T13"><text:tab/><text:tab/></text:span><text:span text:style-name="T7">for </text:span><text:span text:style-name="T30">i</text:span><text:span text:style-name="T7">, </text:span><text:span text:style-name="T13">site := </text:span><text:span text:style-name="T7">range </text:span><text:span text:style-name="T13">sites {</text:span><text:line-break/><text:span text:style-name="T13"><text:tab/><text:tab/><text:tab/></text:span><text:span text:style-name="T17">fmt</text:span><text:span text:style-name="T13">.</text:span><text:span text:style-name="T19">Println</text:span><text:span text:style-name="T13">(</text:span><text:span text:style-name="T21">"Testando site"</text:span><text:span text:style-name="T7">, </text:span><text:span text:style-name="T30">i</text:span><text:span text:style-name="T7">, </text:span><text:span text:style-name="T21">": "</text:span><text:span text:style-name="T7">, </text:span><text:span text:style-name="T13">site)</text:span><text:line-break/><text:span text:style-name="T13"><text:tab/><text:tab/><text:tab/></text:span><text:span text:style-name="T19">testingsite</text:span><text:span text:style-name="T13">(site)</text:span><text:line-break/><text:span text:style-name="T13"><text:tab/><text:tab/><text:tab/></text:span><text:span text:style-name="T17">fmt</text:span><text:span text:style-name="T13">.</text:span><text:span text:style-name="T19">Println</text:span><text:span text:style-name="T13">(</text:span><text:span text:style-name="T21">""</text:span><text:span text:style-name="T13">)</text:span><text:line-break/><text:span text:style-name="T13"><text:tab/><text:tab/>}</text:span><text:line-break/><text:span text:style-name="T13"><text:tab/><text:tab/></text:span><text:span text:style-name="T17">time</text:span><text:span text:style-name="T13">.</text:span><text:span text:style-name="T19">Sleep</text:span><text:span text:style-name="T13">(</text:span><text:span text:style-name="T23">10 </text:span><text:span text:style-name="T13">* </text:span><text:span text:style-name="T17">time</text:span><text:span text:style-name="T13">.</text:span><text:span text:style-name="T31">Second</text:span><text:span text:style-name="T13">)</text:span><text:line-break/><text:line-break/><text:span text:style-name="T13"><text:tab/>}</text:span><text:line-break/><text:line-break/><text:span text:style-name="T13">}</text:span></text:p>
      <text:p text:style-name="P36"/>
      <text:p text:style-name="P37"><text:span text:style-name="T33">Acima</text:span>, segue as informações de como utilizar o time. </text:p>
      <text:p text:style-name="P37"/>
      <text:p text:style-name="P38">Podemos também utilizar constantes no go, que ajudam a manter um padrão de código para alguns dados.</text:p>
      <text:p text:style-name="P38"/>
      <text:p text:style-name="P39">Lendo Arquivos</text:p>
      <text:p text:style-name="P39"/>
      <text:p text:style-name="P40">Para ler arquivo ou qualquer outra função relacionado a sistema, utilizamos a função ‘os’, que vai auxiliar nessa função. <text:line-break/>Para ler um arquivo podemos chamar da seguinte forma: </text:p>
      <text:p text:style-name="Standard"><text:s/>os.Open("<text:span text:style-name="T34">nomedoarquivo</text:span>") <text:line-break/><text:span text:style-name="T35">Obs: Ele vai trazer o endereço que o arquivo está alocado na memoria do seu computador, no caso a melhor biblioteca para se utilizar, seria a </text:span>"io/ioutil", <text:span text:style-name="T35">pois com ela conseguimos ler todos os arquivos, de forma simples do código. </text:span></text:p>
      <text:p text:style-name="Standard"/>
      <text:p text:style-name="P51"><text:span text:style-name="T36">Mas como queremos ler a linha do arquivo, podemos ainda utilizar <text:s/></text:span><text:span text:style-name="T1">bufio, </text:span><text:span text:style-name="T37">que nós ajuda de uma forma mais tranquila a trazer cada linha do arquivo, assim, ajudando e facilitando na hora da leitura. Para utilização para leitura de linha a linha podemos usar o codigo abaixo:</text:span></text:p>
      <text:p text:style-name="P51"><text:span text:style-name="T37"/></text:p>
      <text:p text:style-name="P64"><text:span text:style-name="T15">reader := </text:span><text:span text:style-name="T17">bufio</text:span><text:span text:style-name="T13">.</text:span><text:span text:style-name="T19">NewReader</text:span><text:span text:style-name="T13">(arquivo)</text:span><text:line-break/><text:line-break/><text:span text:style-name="T13">reader.</text:span><text:span text:style-name="T19">ReadString</text:span><text:span text:style-name="T13">(</text:span><text:span text:style-name="T21">'\n'</text:span><text:span text:style-name="T13">)</text:span><text:line-break/></text:p>
      <text:p text:style-name="P51"><text:span text:style-name="T37"><text:line-break/>Passando uma variavel que vai receber os arquivos lidos logo em seguida, passamos até onde queremos leia cada linha, da forma acima, estamos dizendo que vamos ler até a quebra de linha do arquivo que é indicado pelo ‘contra barra n’. Assim o programa vai ler até a quebra de linha.</text:span></text:p>
      <text:p text:style-name="P51"><text:span text:style-name="T37"/></text:p>
      <text:p text:style-name="P51"><text:span text:style-name="T37"/></text:p>
      <text:p text:style-name="P51"><text:span text:style-name="T37"/></text:p>
      <text:p text:style-name="Standard"/>
      <text:p text:style-name="Standard"/>
      <text:p text:style-name="Standard"/>
      <text:p text:style-name="P40"><text:soft-page-break/></text:p>
      <text:p text:style-name="P41">Verificando erros no Go</text:p>
      <text:p text:style-name="P40"><text:line-break/>Para verificar se houve algum tipo de erro, podemos verificar o segundo retorno das funções no caso de erro. </text:p>
      <text:p text:style-name="P40"/>
      <text:p text:style-name="P47"><text:span text:style-name="T7">func </text:span><text:span text:style-name="T11">testingsite</text:span><text:span text:style-name="T13">(site </text:span><text:span text:style-name="T7">string</text:span><text:span text:style-name="T13">) {</text:span><text:line-break/><text:span text:style-name="T13"><text:tab/>response</text:span><text:span text:style-name="T7">, </text:span><text:span text:style-name="T13">err := </text:span><text:span text:style-name="T17">http</text:span><text:span text:style-name="T13">.</text:span><text:span text:style-name="T19">Get</text:span><text:span text:style-name="T13">(site)</text:span><text:line-break/><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text:span><text:span text:style-name="T21">"Ocorreu um erro:"</text:span><text:span text:style-name="T7">, </text:span><text:span text:style-name="T13">err)</text:span><text:line-break/><text:span text:style-name="T13"><text:tab/>}</text:span><text:line-break/></text:p>
      <text:p text:style-name="P40"><text:line-break/><text:line-break/>Dessa forma tratamos o erro e ele nós informa o que pode ter ocasionado o erro.</text:p>
      <text:p text:style-name="P40"/>
      <text:p text:style-name="P41"/>
      <text:p text:style-name="P54">Criação de um arquivo</text:p>
      <text:p text:style-name="P55"/>
      <text:p text:style-name="P56">Para criar uma arquivo, podemos utilizar as funções do ‘io’, com ela podemos: ler, escrever, e dar permissão para que seja criado um novo arquivo e as regras que vai conter nesse arquivo. Ex:<text:line-break/></text:p>
      <text:p text:style-name="P65"><text:span text:style-name="T7">func </text:span><text:span text:style-name="T11">registerlog</text:span><text:span text:style-name="T13">(site </text:span><text:span text:style-name="T7">string, </text:span><text:span text:style-name="T13">status </text:span><text:span text:style-name="T7">bool</text:span><text:span text:style-name="T13">) {</text:span><text:line-break/><text:line-break/><text:span text:style-name="T13"><text:tab/>arquivo</text:span><text:span text:style-name="T7">, </text:span><text:span text:style-name="T13">err := </text:span><text:span text:style-name="T17">os</text:span><text:span text:style-name="T13">.</text:span><text:span text:style-name="T19">OpenFile</text:span><text:span text:style-name="T13">(</text:span><text:span text:style-name="T21">"log.txt"</text:span><text:span text:style-name="T7">, </text:span><text:span text:style-name="T17">os</text:span><text:span text:style-name="T13">.</text:span><text:span text:style-name="T31">O_RDWR</text:span><text:span text:style-name="T13">|</text:span><text:span text:style-name="T17">os</text:span><text:span text:style-name="T13">.</text:span><text:span text:style-name="T31">O_CREATE</text:span><text:span text:style-name="T7">, </text:span><text:span text:style-name="T23">0666</text:span><text:span text:style-name="T13">)</text:span><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text:span><text:span text:style-name="T17">fmt</text:span><text:span text:style-name="T13">.</text:span><text:span text:style-name="T19">Println</text:span><text:span text:style-name="T13">(arquivo)</text:span><text:line-break/><text:line-break/><text:span text:style-name="T13">}</text:span></text:p>
      <text:p text:style-name="P56"><text:line-break/><text:line-break/>Com a função os.OpenFile, podemos criar, escrever, ler e criar um novo arquivo, de forma facil e agil, caso não haja um arquivo pronto , ele vai nós criar um. </text:p>
      <text:p text:style-name="P56"/>
      <text:p text:style-name="P57">Já criado, podemos implementa uma função para capturar os logs e salvar em um arquivo:</text:p>
      <text:p text:style-name="P57"/>
      <text:p text:style-name="P66"><text:span text:style-name="T7">func </text:span><text:span text:style-name="T11">registerlog</text:span><text:span text:style-name="T13">(site </text:span><text:span text:style-name="T7">string, </text:span><text:span text:style-name="T13">status </text:span><text:span text:style-name="T7">bool</text:span><text:span text:style-name="T13">) {</text:span><text:line-break/><text:line-break/><text:span text:style-name="T13"><text:tab/>arquivo</text:span><text:span text:style-name="T7">, </text:span><text:span text:style-name="T13">err := </text:span><text:span text:style-name="T17">os</text:span><text:span text:style-name="T13">.</text:span><text:span text:style-name="T19">OpenFile</text:span><text:span text:style-name="T13">(</text:span><text:span text:style-name="T21">"log.txt"</text:span><text:span text:style-name="T7">, </text:span><text:span text:style-name="T17">os</text:span><text:span text:style-name="T13">.</text:span><text:span text:style-name="T31">O_RDWR</text:span><text:span text:style-name="T13">|</text:span><text:span text:style-name="T17">os</text:span><text:span text:style-name="T13">.</text:span><text:span text:style-name="T31">O_CREATE</text:span><text:span text:style-name="T13">|</text:span><text:span text:style-name="T17">os</text:span><text:span text:style-name="T13">.</text:span><text:span text:style-name="T31">O_APPEND</text:span><text:span text:style-name="T7">, </text:span><text:span text:style-name="T23">0666</text:span><text:span text:style-name="T13">)</text:span><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text:span><text:span text:style-name="T17">fmt</text:span><text:span text:style-name="T13">.</text:span><text:span text:style-name="T19">Println</text:span><text:span text:style-name="T13">(arquivo)</text:span><text:line-break/><text:line-break/><text:span text:style-name="T13"><text:tab/></text:span><text:span text:style-name="T7">var </text:span><text:span text:style-name="T13">convertido = </text:span><text:span text:style-name="T17">strconv</text:span><text:span text:style-name="T13">.</text:span><text:span text:style-name="T19">FormatBool</text:span><text:span text:style-name="T13">(status)</text:span><text:line-break/><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arquivo.</text:span><text:span text:style-name="T19">WriteString</text:span><text:span text:style-name="T13">(site + </text:span><text:span text:style-name="T21">"- online: " </text:span><text:span text:style-name="T13">+ convertido + </text:span><text:span text:style-name="T21">"</text:span><text:span text:style-name="T7">\n</text:span><text:span text:style-name="T21">"</text:span><text:span text:style-name="T13">)</text:span><text:line-break/><text:soft-page-break/><text:line-break/><text:span text:style-name="T13"><text:tab/>arquivo.</text:span><text:span text:style-name="T19">Close</text:span><text:span text:style-name="T13">()</text:span><text:line-break/><text:line-break/><text:span text:style-name="T13">}</text:span></text:p>
      <text:p text:style-name="P57"/>
      <text:p text:style-name="P57"/>
      <text:p text:style-name="P57"/>
      <text:p text:style-name="P57">Obs: Utilizamos o strconv para fazer a conversão de um tipo de arquivo, para outro tipo de arquivo. Assim facilitando na hora que precisarmos de algum log ou algo do tipo.</text:p>
      <text:p text:style-name="P57"/>
      <text:p text:style-name="P58">Trabalhando com horas Golang</text:p>
      <text:p text:style-name="P59"/>
      <text:p text:style-name="P60"><text:span text:style-name="T38">Utilizamos o pacote time, com essa pacote conseguimos chamar as funções de hora, no go, utilizamos de forma difente a chamada de dia, mês, hora e data. Exemplo:<text:line-break/></text:span><text:line-break/>time.Now().Format("02/01/2006 15:04:05 ")</text:p>
      <text:p text:style-name="P59"><text:line-break/><text:line-break/>Assim, estamos dizendo que o formato vai ser de: dia/mês/ano e a hora no padrão de 24 horas BR, mas para se informar melhor podemos consultar a doc no link:<text:line-break/><text:line-break/><text:a xlink:type="simple" xlink:href="https://go.dev/src/time/format.go" text:style-name="Internet_20_link" text:visited-style-name="Visited_20_Internet_20_Link">https://go.dev/src/time/format.go</text:a><text:line-break/><text:line-break/><text:span text:style-name="T39">E lá, vamos encontrar todas as constantes que se refere a linguagem. </text:span></text:p>
      <text:p text:style-name="P59"/>
      <text:p text:style-name="P61">Exibindo logs</text:p>
      <text:p text:style-name="P61"/>
      <text:p text:style-name="P62">Para exibir os logs, podemos utilizar os comando padrão da linguagem para exibir com a função:</text:p>
      <text:p text:style-name="P62"/>
      <text:p text:style-name="P67"><text:span text:style-name="T7">func </text:span><text:span text:style-name="T11">printlog</text:span><text:span text:style-name="T13">() {</text:span><text:line-break/><text:line-break/><text:span text:style-name="T13"><text:tab/>arquivo</text:span><text:span text:style-name="T7">, </text:span><text:span text:style-name="T13">err := </text:span><text:span text:style-name="T17">ioutil</text:span><text:span text:style-name="T13">.</text:span><text:span text:style-name="T19">ReadFile</text:span><text:span text:style-name="T13">(</text:span><text:span text:style-name="T21">"log.txt"</text:span><text:span text:style-name="T13">)</text:span><text:line-break/><text:span text:style-name="T13"><text:tab/></text:span><text:span text:style-name="T7">if </text:span><text:span text:style-name="T13">err != </text:span><text:span text:style-name="T7">nil </text:span><text:span text:style-name="T13">{</text:span><text:line-break/><text:line-break/><text:span text:style-name="T13"><text:tab/><text:tab/></text:span><text:span text:style-name="T17">fmt</text:span><text:span text:style-name="T13">.</text:span><text:span text:style-name="T19">Println</text:span><text:span text:style-name="T13">(err)</text:span><text:line-break/><text:line-break/><text:span text:style-name="T13"><text:tab/>}</text:span><text:line-break/><text:span text:style-name="T13"><text:tab/></text:span><text:span text:style-name="T17">fmt</text:span><text:span text:style-name="T13">.</text:span><text:span text:style-name="T19">Println</text:span><text:span text:style-name="T13">(</text:span><text:span text:style-name="T7">string</text:span><text:span text:style-name="T13">(arquivo))</text:span><text:line-break/><text:span text:style-name="T13">}</text:span><text:line-break/></text:p>
      <text:p text:style-name="P62"/>
      <text:p text:style-name="P63">Nessa função conseguimos capturar e ler os logs do sistema. <text:span text:style-name="T40">Depois é só chamar dentro do switc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22:30:15.365576490</meta:creation-date>
    <dc:date>2022-02-27T12:58:56.557862732</dc:date>
    <meta:editing-duration>PT2H13M54S</meta:editing-duration>
    <meta:editing-cycles>30</meta:editing-cycles>
    <meta:generator>LibreOffice/7.1.7.2$Linux_X86_64 LibreOffice_project/c6a4e3954236145e2acb0b65f68614365aeee33f</meta:generator>
    <meta:document-statistic meta:table-count="0" meta:image-count="0" meta:object-count="0" meta:page-count="9" meta:paragraph-count="140" meta:word-count="1731" meta:character-count="10909" meta:non-whitespace-character-count="9109"/>
  </office:meta>
</office:document-meta>
</file>